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9DC211385D1504F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a61b8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c475a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ea5fe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2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24" style:family="paragraph">
      <loext:graphic-properties draw:fill-color="#2c3756"/>
    </style:style>
    <style:style style:name="P2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04b5f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officeooo:rsid="002c475a"/>
    </style:style>
    <style:style style:name="T6" style:family="text">
      <style:text-properties officeooo:rsid="002f1e74"/>
    </style:style>
    <style:style style:name="T7" style:family="text">
      <style:text-properties officeooo:rsid="0030fb1d"/>
    </style:style>
    <style:style style:name="T8" style:family="text">
      <style:text-properties officeooo:rsid="00320551"/>
    </style:style>
    <style:style style:name="T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2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1">Plan de pruebas</text:p>
      <text:p text:style-name="P14"><draw:frame draw:style-name="fr2" draw:name="Image1" text:anchor-type="as-char" svg:width="14.6cm" svg:height="6.6cm" draw:z-index="8"><draw:image xlink:href="Pictures/1000020100000226000000FA9C3F27F97A3CB667.png" xlink:type="simple" xlink:show="embed" xlink:actuate="onLoad" loext:mime-type="image/png"/></draw:frame></text:p>
      <text:p text:style-name="P18"><text:span text:style-name="T6">Proyecto </text:span>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22">Cinthia Lima</text:p>
      <text:p text:style-name="P8"/>
      <text:p text:style-name="P11">Fecha de redacción</text:p>
      <text:p text:style-name="P22">5/11/2017</text:p>
      <text:p text:style-name="P19"><draw:custom-shape text:anchor-type="paragraph" draw:z-index="1" draw:name="Shape1" draw:style-name="gr2" draw:text-style-name="P2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7" svg:width="6.501cm" svg:height="18.5cm" svg:x="0.499cm" svg:y="0.75cm"><draw:text-box><text:p text:style-name="P26"><text:span text:style-name="T9">Este es un texto de </text:span><text:span text:style-name="T9">ejemplo. Acá se supone </text:span><text:span text:style-name="T9">que iría una descripción </text:span><text:span text:style-name="T9">del tipo de documento </text:span><text:span text:style-name="T9">que se está presentando.</text:span></text:p></draw:text-box></draw:frame></text:p>
      <text:p text:style-name="P20">Índice</text:p>
      <text:p text:style-name="P9"/>
      <text:p text:style-name="P9">Aquí va el índice <text:span text:style-name="T4">(se debería insertar al final)</text:span>.</text:p>
      <text:p text:style-name="P23">Plan de pruebas</text:p>
      <text:p text:style-name="P10"/>
      <text:p text:style-name="P15">Subtítulo <text:span text:style-name="T5">1</text:span></text:p>
      <text:p text:style-name="P12">Acá va el contenido.</text:p>
      <text:p text:style-name="P12"/>
      <text:p text:style-name="P17">Subtítulo de mayor jerarquía</text:p>
      <text:p text:style-name="P16">Subtítulo <text:span text:style-name="T5">2</text:span></text:p>
      <text:p text:style-name="P13">Acá va <text:span text:style-name="T5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2</text:page-number><text:s/>DE <text:page-count>4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9DC211385D1504F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5T22:13:42.654963918</dc:date>
    <meta:editing-duration>PT2H15M52S</meta:editing-duration>
    <meta:editing-cycles>25</meta:editing-cycles>
    <meta:generator>LibreOffice/5.4.1.2$Linux_X86_64 LibreOffice_project/ea7cb86e6eeb2bf3a5af73a8f7777ac570321527</meta:generator>
    <meta:document-statistic meta:table-count="2" meta:image-count="3" meta:object-count="0" meta:page-count="4" meta:paragraph-count="27" meta:word-count="79" meta:character-count="466" meta:non-whitespace-character-count="408"/>
  </office:meta>
</office:document-meta>
</file>